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127.59pt"/>
    </style:style>
    <style:style style:name="co9" style:family="table-column">
      <style:table-column-properties fo:break-before="auto" style:column-width="208.66pt"/>
    </style:style>
    <style:style style:name="co10" style:family="table-column">
      <style:table-column-properties fo:break-before="auto" style:column-width="96.69pt"/>
    </style:style>
    <style:style style:name="co11" style:family="table-column">
      <style:table-column-properties fo:break-before="auto" style:column-width="98.25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89.74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161.55pt"/>
    </style:style>
    <style:style style:name="co17" style:family="table-column">
      <style:table-column-properties fo:break-before="auto" style:column-width="126.06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74.35pt"/>
    </style:style>
    <style:style style:name="co20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35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ext-properties fo:font-style="italic" style:font-style-asian="italic" style:font-style-complex="italic"/>
    </style:style>
    <style:style style:name="ce287" style:family="table-cell" style:parent-style-name="Default" style:data-style-name="N4"/>
    <style:style style:name="ce288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 style:data-style-name="N0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/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275" style:family="table-cell" style:parent-style-name="Default" style:data-style-name="N43"/>
    <style:style style:name="ce363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158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162" style:family="table-cell" style:parent-style-name="Default">
      <style:text-properties fo:font-style="italic" style:font-style-asian="italic" style:font-style-complex="italic"/>
    </style:style>
    <style:style style:name="ce163" style:family="table-cell" style:parent-style-name="Default"/>
    <style:style style:name="ce164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173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93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204" style:family="table-cell" style:parent-style-name="Default" style:data-style-name="N4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 style:data-style-name="N0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9" style:family="table-cell" style:parent-style-name="Default"/>
    <style:style style:name="ce330" style:family="table-cell" style:parent-style-name="Default"/>
    <style:style style:name="ce371" style:family="table-cell" style:parent-style-name="Default"/>
    <style:style style:name="ce372" style:family="table-cell" style:parent-style-name="Default"/>
    <style:style style:name="ce373" style:family="table-cell" style:parent-style-name="Default"/>
    <style:style style:name="ce374" style:family="table-cell" style:parent-style-name="Default"/>
    <style:style style:name="ce375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35" style:family="table-cell" style:parent-style-name="Default"/>
    <style:style style:name="ce436" style:family="table-cell" style:parent-style-name="Default"/>
    <style:style style:name="ce437" style:family="table-cell" style:parent-style-name="Default"/>
    <style:style style:name="ce438" style:family="table-cell" style:parent-style-name="Default"/>
    <style:style style:name="ce439" style:family="table-cell" style:parent-style-name="Default"/>
    <style:style style:name="ce72" style:family="table-cell" style:parent-style-name="Default">
      <style:table-cell-properties fo:background-color="#ffff00"/>
    </style:style>
    <style:style style:name="ce441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1" table:default-cell-style-name="Default"/>
        <table:table-row table:style-name="ro1">
          <table:table-cell table:style-name="ce158" office:value-type="string" calcext:value-type="string">
            <text:p>Dataset</text:p>
          </table:table-cell>
          <table:table-cell table:style-name="ce158" office:value-type="string" calcext:value-type="string">
            <text:p>Model</text:p>
          </table:table-cell>
          <table:table-cell table:style-name="ce158" office:value-type="string" calcext:value-type="string">
            <text:p>Mean</text:p>
          </table:table-cell>
          <table:table-cell table:style-name="ce158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244" table:formula="of:=[Audio.H2]" office:value-type="float" office:value="0.175162936" calcext:value-type="float">
            <text:p>0.175162936</text:p>
          </table:table-cell>
          <table:table-cell table:formula="of:=[Audio.I2]" office:value-type="float" office:value="0.0441511558340048" calcext:value-type="float">
            <text:p>0.0441511558340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4" table:formula="of:=[Audio.H3]" office:value-type="float" office:value="0.172411306" calcext:value-type="float">
            <text:p>0.172411306</text:p>
          </table:table-cell>
          <table:table-cell table:formula="of:=[Audio.I3]" office:value-type="float" office:value="0.0515148013955798" calcext:value-type="float">
            <text:p>0.051514801395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4" table:formula="of:=[Audio.H4]" office:value-type="float" office:value="0.189355544" calcext:value-type="float">
            <text:p>0.189355544</text:p>
          </table:table-cell>
          <table:table-cell table:formula="of:=[Audio.I4]" office:value-type="float" office:value="0.0595558151372335" calcext:value-type="float">
            <text:p>0.05955581513723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245" table:formula="of:=[MEG.M2]" office:value-type="float" office:value="0" calcext:value-type="float">
            <text:p>0</text:p>
          </table:table-cell>
          <table:table-cell table:formula="of:=[MEG.N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5" table:formula="of:=[MEG.M3]" office:value-type="float" office:value="0" calcext:value-type="float">
            <text:p>0</text:p>
          </table:table-cell>
          <table:table-cell table:formula="of:=[MEG.N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5" table:formula="of:=[MEG.M4]" office:value-type="float" office:value="0" calcext:value-type="float">
            <text:p>0</text:p>
          </table:table-cell>
          <table:table-cell table:formula="of:=[MEG.N4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246" table:formula="of:=[Fusion.H2]" office:value-type="string" office:string-value="" calcext:value-type="error">
            <text:p>#DIV/0!</text:p>
          </table:table-cell>
          <table:table-cell table:formula="of:=[Fusion.I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6" table:formula="of:=[Fusion.H3]" office:value-type="string" office:string-value="" calcext:value-type="error">
            <text:p>#DIV/0!</text:p>
          </table:table-cell>
          <table:table-cell table:formula="of:=[Fusion.I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6" table:formula="of:=[Fusion.H4]" office:value-type="string" office:string-value="" calcext:value-type="error">
            <text:p>#DIV/0!</text:p>
          </table:table-cell>
          <table:table-cell table:formula="of:=[Fusion.I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6:Summary.C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1:Summary.C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Audio" table:style-name="ta1">
        <table:shapes>
          <draw:frame draw:z-index="0" draw:style-name="gr1" draw:text-style-name="P1" svg:width="453.63pt" svg:height="255.23pt" svg:x="42.86pt" svg:y="807.9pt">
            <loext:p draw:notify-on-update-of-ranges="Audio.A2:Audio.A6 Audio.H1:Audio.H1 Audio.H2:Audio.H6 Audio.I2:Audio.I6 Audio.I2:Audio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3" table:number-columns-repeated="8" table:default-cell-style-name="Default"/>
        <table:table-column table:style-name="co1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15.25pt" svg:y="106.55pt" draw:caption-point-x="193.1pt" draw:caption-point-y="-29.48pt">
              <dc:date>2017-11-28T00:00:00</dc:date>
              <text:p text:style-name="P2"><text:span text:style-name="T1">This was really ineffective for the Audio dataset. Pretty much learned to predict 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7:.F7])" office:value-type="float" office:value="0.156046346" calcext:value-type="float">
            <text:p>0.156046346</text:p>
          </table:table-cell>
          <table:table-cell table:formula="of:=STDEV([.B7:.F7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62" table:number-columns-repeated="7"/>
          <table:table-cell table:number-columns-repeated="3"/>
          <table:table-cell table:style-name="ce163"/>
          <table:table-cell table:style-name="ce173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2" table:number-columns-repeated="7"/>
          <table:table-cell table:number-columns-repeated="3"/>
          <table:table-cell table:style-name="ce164"/>
          <table:table-cell table:style-name="ce173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2" table:number-columns-repeated="7"/>
          <table:table-cell table:number-columns-repeated="3"/>
          <table:table-cell table:style-name="ce163"/>
          <table:table-cell table:style-name="ce173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 table:number-rows-repeated="4">
          <table:table-cell/>
          <table:table-cell table:style-name="ce162" table:number-columns-repeated="9"/>
          <table:table-cell/>
          <table:table-cell table:style-name="ce163"/>
          <table:table-cell table:style-name="ce173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 table:style-name="ce162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style-name="ce158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/>
          <table:table-cell table:style-name="ce162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62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62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62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 table:style-name="ce158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2"/>
          <table:table-cell table:number-columns-repeated="8"/>
        </table:table-row>
        <table:table-row table:style-name="ro1">
          <table:table-cell/>
          <table:table-cell table:style-name="ce162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62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62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62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 table:style-name="ce158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/>
          <table:table-cell table:style-name="ce162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2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2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62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93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93"/>
          <table:table-cell/>
        </table:table-row>
        <table:table-row table:style-name="ro1">
          <table:table-cell table:number-columns-repeated="16"/>
          <table:table-cell table:style-name="ce193"/>
          <table:table-cell/>
        </table:table-row>
        <calcext:conditional-formats>
          <calcext:conditional-format calcext:target-range-address="Audio.L14:Audio.L18 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3:Audio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2:Audio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2:Audio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2:Audio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2:Audio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2:Audio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2:Audio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2:Audio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2:Audio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2:Audio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2:Audio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2:Audio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2:Audio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4:Audio.L38 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2:Audio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2:Audio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2:Audio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2:Audio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2:Audio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2:Audio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48 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2:Audio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2:Audio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2:Audio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2:Audio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2:Audio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2:Audio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4:Audio.L58 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6:.F6])" office:value-type="float" office:value="0.259739324" calcext:value-type="float">
            <text:p>0.259739324</text:p>
          </table:table-cell>
          <table:table-cell table:formula="of:=STDEV([.B6:.F6])" office:value-type="float" office:value="0.00803324961540036" calcext:value-type="float">
            <text:p>0.0080332496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7:.F7])" office:value-type="float" office:value="0.248370752" calcext:value-type="float">
            <text:p>0.248370752</text:p>
          </table:table-cell>
          <table:table-cell table:formula="of:=STDEV([.B7:.F7])" office:value-type="float" office:value="0.0877675273808982" calcext:value-type="float">
            <text:p>0.0877675273808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04" table:number-columns-repeated="7"/>
          <table:table-cell table:number-columns-repeated="3"/>
          <table:table-cell table:style-name="ce205"/>
          <table:table-cell table:style-name="ce215"/>
          <table:table-cell table:style-name="ce220"/>
          <table:table-cell table:style-name="ce225"/>
          <table:table-cell table:style-name="ce230"/>
          <table:table-cell table:style-name="ce236"/>
          <table:table-cell table:style-name="ce242"/>
        </table:table-row>
        <table:table-row table:style-name="ro1">
          <table:table-cell/>
          <table:table-cell table:style-name="ce204" table:number-columns-repeated="7"/>
          <table:table-cell table:number-columns-repeated="3"/>
          <table:table-cell table:style-name="ce206"/>
          <table:table-cell table:style-name="ce215"/>
          <table:table-cell table:style-name="ce220"/>
          <table:table-cell table:style-name="ce225"/>
          <table:table-cell table:style-name="ce230"/>
          <table:table-cell table:style-name="ce236"/>
          <table:table-cell table:style-name="ce242"/>
        </table:table-row>
        <table:table-row table:style-name="ro1" table:number-rows-repeated="5">
          <table:table-cell/>
          <table:table-cell table:style-name="ce204" table:number-columns-repeated="7"/>
          <table:table-cell table:number-columns-repeated="3"/>
          <table:table-cell table:style-name="ce205"/>
          <table:table-cell table:style-name="ce215"/>
          <table:table-cell table:style-name="ce220"/>
          <table:table-cell table:style-name="ce225"/>
          <table:table-cell table:style-name="ce230"/>
          <table:table-cell table:style-name="ce236"/>
          <table:table-cell table:style-name="ce242"/>
        </table:table-row>
        <table:table-row table:style-name="ro1">
          <table:table-cell table:style-name="ce162"/>
          <table:table-cell table:number-columns-repeated="17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07"/>
          <table:table-cell table:style-name="ce216"/>
          <table:table-cell table:style-name="ce221"/>
          <table:table-cell table:style-name="ce226"/>
          <table:table-cell table:style-name="ce231"/>
          <table:table-cell table:style-name="ce237"/>
          <table:table-cell table:style-name="ce243"/>
        </table:table-row>
        <table:table-row table:style-name="ro1">
          <table:table-cell table:number-columns-repeated="11"/>
          <table:table-cell table:style-name="ce208"/>
          <table:table-cell table:style-name="ce216"/>
          <table:table-cell table:style-name="ce221"/>
          <table:table-cell table:style-name="ce226"/>
          <table:table-cell table:style-name="ce231"/>
          <table:table-cell table:style-name="ce237"/>
          <table:table-cell table:style-name="ce243"/>
        </table:table-row>
        <table:table-row table:style-name="ro1" table:number-rows-repeated="5">
          <table:table-cell table:number-columns-repeated="11"/>
          <table:table-cell table:style-name="ce207"/>
          <table:table-cell table:style-name="ce216"/>
          <table:table-cell table:style-name="ce221"/>
          <table:table-cell table:style-name="ce226"/>
          <table:table-cell table:style-name="ce231"/>
          <table:table-cell table:style-name="ce237"/>
          <table:table-cell table:style-name="ce243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09"/>
          <table:table-cell table:style-name="ce217"/>
          <table:table-cell table:style-name="ce222"/>
          <table:table-cell table:style-name="ce227"/>
          <table:table-cell table:style-name="ce232"/>
          <table:table-cell table:style-name="ce238"/>
          <table:table-cell table:style-name="ce247"/>
        </table:table-row>
        <table:table-row table:style-name="ro1">
          <table:table-cell table:number-columns-repeated="11"/>
          <table:table-cell table:style-name="ce210"/>
          <table:table-cell table:style-name="ce217"/>
          <table:table-cell table:style-name="ce222"/>
          <table:table-cell table:style-name="ce227"/>
          <table:table-cell table:style-name="ce232"/>
          <table:table-cell table:style-name="ce238"/>
          <table:table-cell table:style-name="ce247"/>
        </table:table-row>
        <table:table-row table:style-name="ro1" table:number-rows-repeated="5">
          <table:table-cell table:number-columns-repeated="11"/>
          <table:table-cell table:style-name="ce209"/>
          <table:table-cell table:style-name="ce217"/>
          <table:table-cell table:style-name="ce222"/>
          <table:table-cell table:style-name="ce227"/>
          <table:table-cell table:style-name="ce232"/>
          <table:table-cell table:style-name="ce238"/>
          <table:table-cell table:style-name="ce247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11"/>
          <table:table-cell table:style-name="ce218"/>
          <table:table-cell table:style-name="ce223"/>
          <table:table-cell table:style-name="ce228"/>
          <table:table-cell table:style-name="ce233"/>
          <table:table-cell table:style-name="ce240"/>
          <table:table-cell table:style-name="ce248"/>
        </table:table-row>
        <table:table-row table:style-name="ro1">
          <table:table-cell table:number-columns-repeated="11"/>
          <table:table-cell table:style-name="ce212"/>
          <table:table-cell table:style-name="ce218"/>
          <table:table-cell table:style-name="ce223"/>
          <table:table-cell table:style-name="ce228"/>
          <table:table-cell table:style-name="ce233"/>
          <table:table-cell table:style-name="ce240"/>
          <table:table-cell table:style-name="ce248"/>
        </table:table-row>
        <table:table-row table:style-name="ro1" table:number-rows-repeated="5">
          <table:table-cell table:number-columns-repeated="11"/>
          <table:table-cell table:style-name="ce211"/>
          <table:table-cell table:style-name="ce218"/>
          <table:table-cell table:style-name="ce223"/>
          <table:table-cell table:style-name="ce228"/>
          <table:table-cell table:style-name="ce233"/>
          <table:table-cell table:style-name="ce240"/>
          <table:table-cell table:style-name="ce248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2"/>
          <table:table-cell/>
          <table:table-cell table:style-name="ce213"/>
          <table:table-cell table:style-name="ce219"/>
          <table:table-cell table:style-name="ce224"/>
          <table:table-cell table:style-name="ce229"/>
          <table:table-cell table:style-name="ce234"/>
          <table:table-cell table:style-name="ce241"/>
          <table:table-cell table:style-name="ce249"/>
        </table:table-row>
        <table:table-row table:style-name="ro1">
          <table:table-cell table:number-columns-repeated="11"/>
          <table:table-cell table:style-name="ce214"/>
          <table:table-cell table:style-name="ce219"/>
          <table:table-cell table:style-name="ce224"/>
          <table:table-cell table:style-name="ce229"/>
          <table:table-cell table:style-name="ce234"/>
          <table:table-cell table:style-name="ce241"/>
          <table:table-cell table:style-name="ce249"/>
        </table:table-row>
        <table:table-row table:style-name="ro1" table:number-rows-repeated="4">
          <table:table-cell table:number-columns-repeated="11"/>
          <table:table-cell table:style-name="ce213"/>
          <table:table-cell table:style-name="ce219"/>
          <table:table-cell table:style-name="ce224"/>
          <table:table-cell table:style-name="ce229"/>
          <table:table-cell table:style-name="ce234"/>
          <table:table-cell table:style-name="ce241"/>
          <table:table-cell table:style-name="ce249"/>
        </table:table-row>
        <table:table-row table:style-name="ro1">
          <table:table-cell table:number-columns-repeated="11"/>
          <table:table-cell table:style-name="ce213"/>
          <table:table-cell table:style-name="ce219"/>
          <table:table-cell table:style-name="ce224"/>
          <table:table-cell table:style-name="ce229"/>
          <table:table-cell table:style-name="ce234"/>
          <table:table-cell table:style-name="ce241"/>
          <table:table-cell table:style-name="ce249"/>
        </table:table-row>
        <calcext:conditional-formats>
          <calcext:conditional-format calcext:target-range-address="MEG.L13:MEG.L17 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1:MEG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1:MEG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1:MEG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1:MEG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1:MEG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1:MEG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3:MEG.L27 MEG.L21:MEG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2:MEG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1:MEG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1:MEG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1:MEG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1:MEG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1:MEG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1:MEG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3:MEG.L37 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2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3:MEG.L47 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2:MEG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1:MEG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1:MEG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7 MEG.L51:MEG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1:MEG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1:MEG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1:MEG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1:MEG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6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50" table:number-columns-repeated="7"/>
          <table:table-cell table:number-columns-repeated="3"/>
          <table:table-cell table:style-name="ce251"/>
          <table:table-cell table:style-name="ce259"/>
          <table:table-cell table:style-name="ce263"/>
          <table:table-cell table:style-name="ce267"/>
          <table:table-cell table:style-name="ce271"/>
          <table:table-cell table:style-name="ce276"/>
          <table:table-cell table:style-name="ce280"/>
        </table:table-row>
        <table:table-row table:style-name="ro1">
          <table:table-cell/>
          <table:table-cell table:style-name="ce250" table:number-columns-repeated="7"/>
          <table:table-cell table:number-columns-repeated="3"/>
          <table:table-cell table:style-name="ce252"/>
          <table:table-cell table:style-name="ce259"/>
          <table:table-cell table:style-name="ce263"/>
          <table:table-cell table:style-name="ce267"/>
          <table:table-cell table:style-name="ce271"/>
          <table:table-cell table:style-name="ce276"/>
          <table:table-cell table:style-name="ce280"/>
        </table:table-row>
        <table:table-row table:style-name="ro1" table:number-rows-repeated="5">
          <table:table-cell/>
          <table:table-cell table:style-name="ce250" table:number-columns-repeated="7"/>
          <table:table-cell table:number-columns-repeated="3"/>
          <table:table-cell table:style-name="ce251"/>
          <table:table-cell table:style-name="ce259"/>
          <table:table-cell table:style-name="ce263"/>
          <table:table-cell table:style-name="ce267"/>
          <table:table-cell table:style-name="ce271"/>
          <table:table-cell table:style-name="ce276"/>
          <table:table-cell table:style-name="ce280"/>
        </table:table-row>
        <table:table-row table:style-name="ro1">
          <table:table-cell table:style-name="ce162"/>
          <table:table-cell table:number-columns-repeated="17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53"/>
          <table:table-cell table:style-name="ce260"/>
          <table:table-cell table:style-name="ce264"/>
          <table:table-cell table:style-name="ce268"/>
          <table:table-cell table:style-name="ce272"/>
          <table:table-cell table:style-name="ce277"/>
          <table:table-cell table:style-name="ce281"/>
        </table:table-row>
        <table:table-row table:style-name="ro1">
          <table:table-cell table:number-columns-repeated="11"/>
          <table:table-cell table:style-name="ce254"/>
          <table:table-cell table:style-name="ce260"/>
          <table:table-cell table:style-name="ce264"/>
          <table:table-cell table:style-name="ce268"/>
          <table:table-cell table:style-name="ce272"/>
          <table:table-cell table:style-name="ce277"/>
          <table:table-cell table:style-name="ce281"/>
        </table:table-row>
        <table:table-row table:style-name="ro1" table:number-rows-repeated="5">
          <table:table-cell table:number-columns-repeated="11"/>
          <table:table-cell table:style-name="ce253"/>
          <table:table-cell table:style-name="ce260"/>
          <table:table-cell table:style-name="ce264"/>
          <table:table-cell table:style-name="ce268"/>
          <table:table-cell table:style-name="ce272"/>
          <table:table-cell table:style-name="ce277"/>
          <table:table-cell table:style-name="ce281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55"/>
          <table:table-cell table:style-name="ce261"/>
          <table:table-cell table:style-name="ce265"/>
          <table:table-cell table:style-name="ce269"/>
          <table:table-cell table:style-name="ce273"/>
          <table:table-cell table:style-name="ce278"/>
          <table:table-cell table:style-name="ce282"/>
        </table:table-row>
        <table:table-row table:style-name="ro1">
          <table:table-cell table:number-columns-repeated="11"/>
          <table:table-cell table:style-name="ce256"/>
          <table:table-cell table:style-name="ce261"/>
          <table:table-cell table:style-name="ce265"/>
          <table:table-cell table:style-name="ce269"/>
          <table:table-cell table:style-name="ce273"/>
          <table:table-cell table:style-name="ce278"/>
          <table:table-cell table:style-name="ce282"/>
        </table:table-row>
        <table:table-row table:style-name="ro1" table:number-rows-repeated="5">
          <table:table-cell table:number-columns-repeated="11"/>
          <table:table-cell table:style-name="ce255"/>
          <table:table-cell table:style-name="ce261"/>
          <table:table-cell table:style-name="ce265"/>
          <table:table-cell table:style-name="ce269"/>
          <table:table-cell table:style-name="ce273"/>
          <table:table-cell table:style-name="ce278"/>
          <table:table-cell table:style-name="ce282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57"/>
          <table:table-cell table:style-name="ce262"/>
          <table:table-cell table:style-name="ce266"/>
          <table:table-cell table:style-name="ce270"/>
          <table:table-cell table:style-name="ce274"/>
          <table:table-cell table:style-name="ce279"/>
          <table:table-cell table:style-name="ce283"/>
        </table:table-row>
        <table:table-row table:style-name="ro1">
          <table:table-cell table:number-columns-repeated="11"/>
          <table:table-cell table:style-name="ce258"/>
          <table:table-cell table:style-name="ce262"/>
          <table:table-cell table:style-name="ce266"/>
          <table:table-cell table:style-name="ce270"/>
          <table:table-cell table:style-name="ce274"/>
          <table:table-cell table:style-name="ce279"/>
          <table:table-cell table:style-name="ce283"/>
        </table:table-row>
        <table:table-row table:style-name="ro1" table:number-rows-repeated="4">
          <table:table-cell table:number-columns-repeated="11"/>
          <table:table-cell table:style-name="ce257"/>
          <table:table-cell table:style-name="ce262"/>
          <table:table-cell table:style-name="ce266"/>
          <table:table-cell table:style-name="ce270"/>
          <table:table-cell table:style-name="ce274"/>
          <table:table-cell table:style-name="ce279"/>
          <table:table-cell table:style-name="ce283"/>
        </table:table-row>
        <table:table-row table:style-name="ro1">
          <table:table-cell table:number-columns-repeated="11"/>
          <table:table-cell table:style-name="ce257"/>
          <table:table-cell table:style-name="ce262"/>
          <table:table-cell table:style-name="ce266"/>
          <table:table-cell table:style-name="ce270"/>
          <table:table-cell table:style-name="ce274"/>
          <table:table-cell table:style-name="ce279"/>
          <table:table-cell table:style-name="ce283"/>
        </table:table-row>
        <calcext:conditional-formats>
          <calcext:conditional-format calcext:target-range-address="Fusion.L14:Fusion.L18 Fusion.L12:Fusion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3:Fusion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12:Fusion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12:Fusion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12:Fusion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12:Fusion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12:Fusion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12:Fusion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4:Fusion.L28 Fusion.L22:Fusion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3:Fusion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22:Fusion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22:Fusion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22:Fusion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22:Fusion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22:Fusion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22:Fusion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4:Fusion.L38 Fusion.L32:Fusion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3:Fusion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32:Fusion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32:Fusion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32:Fusion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32:Fusion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32:Fusion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32:Fusion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4:Fusion.L48 Fusion.L42:Fusion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3:Fusion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42:Fusion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42:Fusion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42:Fusion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42:Fusion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42:Fusion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42:Fusion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7:.F7])" office:value-type="float" office:value="0.286386682" calcext:value-type="float">
            <text:p>0.286386682</text:p>
          </table:table-cell>
          <table:table-cell table:formula="of:=STDEV([.B7:.F7])" office:value-type="float" office:value="0.0790565085724485" calcext:value-type="float">
            <text:p>0.079056508572449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58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2"/>
          <table:table-cell/>
          <table:table-cell table:style-name="ce284"/>
          <table:table-cell table:style-name="ce286"/>
          <table:table-cell table:style-name="ce289"/>
          <table:table-cell table:style-name="ce330"/>
          <table:table-cell table:style-name="ce371"/>
          <table:table-cell table:style-name="ce372"/>
          <table:table-cell table:style-name="ce373"/>
        </table:table-row>
        <table:table-row table:style-name="ro1">
          <table:table-cell table:number-columns-repeated="11"/>
          <table:table-cell table:style-name="ce285"/>
          <table:table-cell table:style-name="ce286"/>
          <table:table-cell table:style-name="ce289"/>
          <table:table-cell table:style-name="ce330"/>
          <table:table-cell table:style-name="ce371"/>
          <table:table-cell table:style-name="ce372"/>
          <table:table-cell table:style-name="ce373"/>
        </table:table-row>
        <table:table-row table:style-name="ro1" table:number-rows-repeated="5">
          <table:table-cell table:number-columns-repeated="11"/>
          <table:table-cell table:style-name="ce284"/>
          <table:table-cell table:style-name="ce286"/>
          <table:table-cell table:style-name="ce289"/>
          <table:table-cell table:style-name="ce330"/>
          <table:table-cell table:style-name="ce371"/>
          <table:table-cell table:style-name="ce372"/>
          <table:table-cell table:style-name="ce373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193"/>
          <table:table-cell/>
        </table:table-row>
        <table:table-row table:style-name="ro1">
          <table:table-cell table:number-columns-repeated="16"/>
          <table:table-cell table:style-name="ce193"/>
          <table:table-cell/>
        </table:table-row>
        <calcext:conditional-formats>
          <calcext:conditional-format calcext:target-range-address="Raw.L16:Raw.L20 Raw.L14:Raw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5:Raw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4:Raw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4:Raw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4:Raw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4:Raw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4:Raw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4:Raw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845764" calcext:value-type="float">
            <text:p>0.2845764</text:p>
          </table:table-cell>
          <table:table-cell office:value-type="float" office:value="0.28566257" calcext:value-type="float">
            <text:p>0.28566257</text:p>
          </table:table-cell>
          <table:table-cell office:value-type="float" office:value="0.25054309" calcext:value-type="float">
            <text:p>0.25054309</text:p>
          </table:table-cell>
          <table:table-cell office:value-type="float" office:value="0.24402607" calcext:value-type="float">
            <text:p>0.24402607</text:p>
          </table:table-cell>
          <table:table-cell office:value-type="float" office:value="0.2480087" calcext:value-type="float">
            <text:p>0.2480087</text:p>
          </table:table-cell>
          <table:table-cell/>
          <table:table-cell table:formula="of:=AVERAGE([.B6:.F6])" office:value-type="float" office:value="0.262563366" calcext:value-type="float">
            <text:p>0.262563366</text:p>
          </table:table-cell>
          <table:table-cell table:formula="of:=STDEV([.B6:.F6])" office:value-type="float" office:value="0.0207250064644026" calcext:value-type="float">
            <text:p>0.020725006464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8705035971223" calcext:value-type="float">
            <text:p>0.18705035971223</text:p>
          </table:table-cell>
          <table:table-cell office:value-type="float" office:value="0.280575539568345" calcext:value-type="float">
            <text:p>0.280575539568345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0.431654676258993" calcext:value-type="float">
            <text:p>0.431654676258993</text:p>
          </table:table-cell>
          <table:table-cell office:value-type="float" office:value="0.280575539568345" calcext:value-type="float">
            <text:p>0.280575539568345</text:p>
          </table:table-cell>
          <table:table-cell/>
          <table:table-cell table:formula="of:=AVERAGE([.B7:.F7])" office:value-type="float" office:value="0.323741007194245" calcext:value-type="float">
            <text:p>0.323741007194245</text:p>
          </table:table-cell>
          <table:table-cell table:formula="of:=STDEV([.B7:.F7])" office:value-type="float" office:value="0.108749758689431" calcext:value-type="float">
            <text:p>0.108749758689431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374"/>
          <table:table-cell table:style-name="ce382"/>
          <table:table-cell table:style-name="ce386"/>
          <table:table-cell table:style-name="ce390"/>
          <table:table-cell table:style-name="ce394"/>
          <table:table-cell table:style-name="ce398"/>
          <table:table-cell table:style-name="ce402"/>
        </table:table-row>
        <table:table-row table:style-name="ro1">
          <table:table-cell table:number-columns-repeated="11"/>
          <table:table-cell table:style-name="ce375"/>
          <table:table-cell table:style-name="ce382"/>
          <table:table-cell table:style-name="ce386"/>
          <table:table-cell table:style-name="ce390"/>
          <table:table-cell table:style-name="ce394"/>
          <table:table-cell table:style-name="ce398"/>
          <table:table-cell table:style-name="ce402"/>
        </table:table-row>
        <table:table-row table:style-name="ro1">
          <table:table-cell table:number-columns-repeated="11"/>
          <table:table-cell table:style-name="ce374"/>
          <table:table-cell table:style-name="ce382"/>
          <table:table-cell table:style-name="ce386"/>
          <table:table-cell table:style-name="ce390"/>
          <table:table-cell table:style-name="ce394"/>
          <table:table-cell table:style-name="ce398"/>
          <table:table-cell table:style-name="ce402"/>
        </table:table-row>
        <table:table-row table:style-name="ro1" table:number-rows-repeated="4">
          <table:table-cell table:number-columns-repeated="8"/>
          <table:table-cell table:style-name="ce162" table:number-columns-repeated="2"/>
          <table:table-cell/>
          <table:table-cell table:style-name="ce374"/>
          <table:table-cell table:style-name="ce382"/>
          <table:table-cell table:style-name="ce386"/>
          <table:table-cell table:style-name="ce390"/>
          <table:table-cell table:style-name="ce394"/>
          <table:table-cell table:style-name="ce398"/>
          <table:table-cell table:style-name="ce402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76"/>
          <table:table-cell table:style-name="ce383"/>
          <table:table-cell table:style-name="ce387"/>
          <table:table-cell table:style-name="ce391"/>
          <table:table-cell table:style-name="ce395"/>
          <table:table-cell table:style-name="ce399"/>
          <table:table-cell table:style-name="ce411"/>
        </table:table-row>
        <table:table-row table:style-name="ro1">
          <table:table-cell table:number-columns-repeated="11"/>
          <table:table-cell table:style-name="ce377"/>
          <table:table-cell table:style-name="ce383"/>
          <table:table-cell table:style-name="ce387"/>
          <table:table-cell table:style-name="ce391"/>
          <table:table-cell table:style-name="ce395"/>
          <table:table-cell table:style-name="ce399"/>
          <table:table-cell table:style-name="ce411"/>
        </table:table-row>
        <table:table-row table:style-name="ro1" table:number-rows-repeated="2">
          <table:table-cell table:number-columns-repeated="11"/>
          <table:table-cell table:style-name="ce376"/>
          <table:table-cell table:style-name="ce383"/>
          <table:table-cell table:style-name="ce387"/>
          <table:table-cell table:style-name="ce391"/>
          <table:table-cell table:style-name="ce395"/>
          <table:table-cell table:style-name="ce399"/>
          <table:table-cell table:style-name="ce411"/>
        </table:table-row>
        <table:table-row table:style-name="ro1" table:number-rows-repeated="3">
          <table:table-cell table:number-columns-repeated="8"/>
          <table:table-cell table:style-name="ce162" table:number-columns-repeated="2"/>
          <table:table-cell/>
          <table:table-cell table:style-name="ce376"/>
          <table:table-cell table:style-name="ce383"/>
          <table:table-cell table:style-name="ce387"/>
          <table:table-cell table:style-name="ce391"/>
          <table:table-cell table:style-name="ce395"/>
          <table:table-cell table:style-name="ce399"/>
          <table:table-cell table:style-name="ce411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2"/>
          <table:table-cell/>
          <table:table-cell table:style-name="ce378"/>
          <table:table-cell table:style-name="ce384"/>
          <table:table-cell table:style-name="ce388"/>
          <table:table-cell table:style-name="ce392"/>
          <table:table-cell table:style-name="ce396"/>
          <table:table-cell table:style-name="ce400"/>
          <table:table-cell table:style-name="ce412"/>
        </table:table-row>
        <table:table-row table:style-name="ro1">
          <table:table-cell table:number-columns-repeated="11"/>
          <table:table-cell table:style-name="ce379"/>
          <table:table-cell table:style-name="ce384"/>
          <table:table-cell table:style-name="ce388"/>
          <table:table-cell table:style-name="ce392"/>
          <table:table-cell table:style-name="ce396"/>
          <table:table-cell table:style-name="ce400"/>
          <table:table-cell table:style-name="ce412"/>
        </table:table-row>
        <table:table-row table:style-name="ro1" table:number-rows-repeated="5">
          <table:table-cell table:number-columns-repeated="11"/>
          <table:table-cell table:style-name="ce378"/>
          <table:table-cell table:style-name="ce384"/>
          <table:table-cell table:style-name="ce388"/>
          <table:table-cell table:style-name="ce392"/>
          <table:table-cell table:style-name="ce396"/>
          <table:table-cell table:style-name="ce400"/>
          <table:table-cell table:style-name="ce412"/>
        </table:table-row>
        <table:table-row table:style-name="ro1">
          <table:table-cell table:number-columns-repeated="18"/>
        </table:table-row>
        <table:table-row table:style-name="ro1">
          <table:table-cell table:style-name="ce158"/>
          <table:table-cell table:number-columns-repeated="7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2" table:number-columns-repeated="2"/>
          <table:table-cell/>
          <table:table-cell table:style-name="ce380"/>
          <table:table-cell table:style-name="ce385"/>
          <table:table-cell table:style-name="ce389"/>
          <table:table-cell table:style-name="ce393"/>
          <table:table-cell table:style-name="ce397"/>
          <table:table-cell table:style-name="ce401"/>
          <table:table-cell table:style-name="ce413"/>
        </table:table-row>
        <table:table-row table:style-name="ro1">
          <table:table-cell table:number-columns-repeated="11"/>
          <table:table-cell table:style-name="ce381"/>
          <table:table-cell table:style-name="ce385"/>
          <table:table-cell table:style-name="ce389"/>
          <table:table-cell table:style-name="ce393"/>
          <table:table-cell table:style-name="ce397"/>
          <table:table-cell table:style-name="ce401"/>
          <table:table-cell table:style-name="ce413"/>
        </table:table-row>
        <table:table-row table:style-name="ro1" table:number-rows-repeated="4">
          <table:table-cell table:number-columns-repeated="11"/>
          <table:table-cell table:style-name="ce380"/>
          <table:table-cell table:style-name="ce385"/>
          <table:table-cell table:style-name="ce389"/>
          <table:table-cell table:style-name="ce393"/>
          <table:table-cell table:style-name="ce397"/>
          <table:table-cell table:style-name="ce401"/>
          <table:table-cell table:style-name="ce413"/>
        </table:table-row>
        <table:table-row table:style-name="ro1">
          <table:table-cell table:number-columns-repeated="11"/>
          <table:table-cell table:style-name="ce380"/>
          <table:table-cell table:style-name="ce385"/>
          <table:table-cell table:style-name="ce389"/>
          <table:table-cell table:style-name="ce393"/>
          <table:table-cell table:style-name="ce397"/>
          <table:table-cell table:style-name="ce401"/>
          <table:table-cell table:style-name="ce413"/>
        </table:table-row>
        <calcext:conditional-formats>
          <calcext:conditional-format calcext:target-range-address="'Temporal Augmentation Raw'.L26:'Temporal Augmentation Raw'.L30 'Temporal Augmentation Raw'.L24:'Temporal Augmentation Raw'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5:'Temporal Augmentation Raw'.L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4:'Temporal Augmentation Raw'.M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4:'Temporal Augmentation Raw'.N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4:'Temporal Augmentation Raw'.O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4:'Temporal Augmentation Raw'.P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4:'Temporal Augmentation Raw'.Q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4:'Temporal Augmentation Raw'.R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6:'Temporal Augmentation Raw'.L40 'Temporal Augmentation Raw'.L34:'Temporal Augmentation Raw'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5:'Temporal Augmentation Raw'.L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4:'Temporal Augmentation Raw'.M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4:'Temporal Augmentation Raw'.N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4:'Temporal Augmentation Raw'.O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4:'Temporal Augmentation Raw'.P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4:'Temporal Augmentation Raw'.Q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4:'Temporal Augmentation Raw'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6:'Temporal Augmentation Raw'.L50 'Temporal Augmentation Raw'.L44:'Temporal Augmentation Raw'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5:'Temporal Augmentation Raw'.L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4:'Temporal Augmentation Raw'.M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4:'Temporal Augmentation Raw'.N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4:'Temporal Augmentation Raw'.O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4:'Temporal Augmentation Raw'.P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4:'Temporal Augmentation Raw'.Q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4:'Temporal Augmentation Raw'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20 'Temporal Augmentation Raw'.L14:'Temporal Augmentation Raw'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5:'Temporal Augmentation Raw'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4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4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4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4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4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4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8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414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</table:table-row>
        <table:table-row table:style-name="ro1">
          <table:table-cell table:number-columns-repeated="11"/>
          <table:table-cell table:style-name="ce415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</table:table-row>
        <table:table-row table:style-name="ro1">
          <table:table-cell table:number-columns-repeated="11"/>
          <table:table-cell table:style-name="ce414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</table:table-row>
        <table:table-row table:style-name="ro1" table:number-rows-repeated="3">
          <table:table-cell table:number-columns-repeated="8"/>
          <table:table-cell table:style-name="ce162" table:number-columns-repeated="2"/>
          <table:table-cell/>
          <table:table-cell table:style-name="ce414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</table:table-row>
        <table:table-row table:style-name="ro1">
          <table:table-cell table:number-columns-repeated="8"/>
          <table:table-cell table:style-name="ce162" table:number-columns-repeated="2"/>
          <table:table-cell/>
          <table:table-cell table:style-name="ce414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</table:table-row>
        <calcext:conditional-formats>
          <calcext:conditional-format calcext:target-range-address="'Spatial Transform Raw'.L14:'Spatial Transform Raw'.L18 'Spatial Transform Raw'.L12:'Spatial Transform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13:'Spatial Transform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12:'Spatial Transform Raw'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12:'Spatial Transform Raw'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12:'Spatial Transform Raw'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12:'Spatial Transform Raw'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12:'Spatial Transform Raw'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12:'Spatial Transform Raw'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+ Temporal Augmentation Raw" table:style-name="ta1"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</table:table>
      <table:table table:name="BCI IV 2A Single Subject" table:style-name="ta1">
        <table:table-column table:style-name="co8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10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5:.J5])" office:value-type="float" office:value="0.703317951111111" calcext:value-type="float">
            <text:p>0.703317951111111</text:p>
          </table:table-cell>
          <table:table-cell table:formula="of:=STDEV([.B5:.J5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9:.J9])" office:value-type="float" office:value="0.640432141111111" calcext:value-type="float">
            <text:p>0.640432141111111</text:p>
          </table:table-cell>
          <table:table-cell table:formula="of:=STDEV([.B9:.J9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158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10:.J10])" office:value-type="float" office:value="0.709490791111111" calcext:value-type="float">
            <text:p>0.709490791111111</text:p>
          </table:table-cell>
          <table:table-cell table:formula="of:=STDEV([.B10:.J10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158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1:.J11])" office:value-type="float" office:value="0.732638942222222" calcext:value-type="float">
            <text:p>0.732638942222222</text:p>
          </table:table-cell>
          <table:table-cell table:formula="of:=STDEV([.B11:.J11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158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2:.J12])" office:value-type="float" office:value="0.72648153" calcext:value-type="float">
            <text:p>0.72648153</text:p>
          </table:table-cell>
          <table:table-cell table:formula="of:=STDEV([.B12:.J12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8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8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 table:formula="of:=AVERAGE([.B5:.J5])" office:value-type="float" office:value="0.665895061728395" calcext:value-type="float">
            <text:p>0.665895061728395</text:p>
          </table:table-cell>
          <table:table-cell table:formula="of:=STDEV([.B5:.J5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13" table:default-cell-style-name="ce22"/>
        <table:table-column table:style-name="co14" table:default-cell-style-name="ce23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3" table:default-cell-style-name="Default"/>
        <table:table-column table:style-name="co19" table:default-cell-style-name="Default"/>
        <table:table-column table:style-name="co18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8" office:value-type="string" calcext:value-type="string">
            <text:p>Age 4_5</text:p>
          </table:table-cell>
          <table:table-cell table:style-name="ce158" office:value-type="string" calcext:value-type="string">
            <text:p>Age 6_7</text:p>
          </table:table-cell>
          <table:table-cell table:style-name="ce158" office:value-type="string" calcext:value-type="string">
            <text:p>Age 8_9</text:p>
          </table:table-cell>
          <table:table-cell table:style-name="ce158" office:value-type="string" calcext:value-type="string">
            <text:p>Age 10_11</text:p>
          </table:table-cell>
          <table:table-cell table:style-name="ce158" office:value-type="string" calcext:value-type="string">
            <text:p>Age 12_13</text:p>
          </table:table-cell>
          <table:table-cell table:style-name="ce158" office:value-type="string" calcext:value-type="string">
            <text:p>Age 14_15</text:p>
          </table:table-cell>
          <table:table-cell table:style-name="ce158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435" table:formula="of:=COUNTIFS([.B2:.B96];&quot;&gt;=4&quot;;[.B2:.B96]; &quot;&lt;6&quot;)" office:value-type="float" office:value="15" calcext:value-type="float">
            <text:p>15</text:p>
          </table:table-cell>
          <table:table-cell table:style-name="ce435" table:formula="of:=COUNTIFS([.B2:.B96];&quot;&gt;=6&quot;;[.B2:.B96]; &quot;&lt;8&quot;)" office:value-type="float" office:value="14" calcext:value-type="float">
            <text:p>14</text:p>
          </table:table-cell>
          <table:table-cell table:style-name="ce435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435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62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436" table:formula="of:=COUNTIFS([.J19:.J27];&quot;&gt;=4&quot;;[.J19:.J27]; &quot;&lt;6&quot;)" office:value-type="float" office:value="2" calcext:value-type="float">
            <text:p>2</text:p>
          </table:table-cell>
          <table:table-cell table:style-name="ce436" table:formula="of:=COUNTIFS([.J19:.J27];&quot;&gt;=6&quot;;[.J19:.J27]; &quot;&lt;8&quot;)" office:value-type="float" office:value="1" calcext:value-type="float">
            <text:p>1</text:p>
          </table:table-cell>
          <table:table-cell table:style-name="ce436" table:formula="of:=COUNTIFS([.J19:.J27];&quot;&gt;=8&quot;;[.J19:.J27]; &quot;&lt;10&quot;)" office:value-type="float" office:value="1" calcext:value-type="float">
            <text:p>1</text:p>
          </table:table-cell>
          <table:table-cell table:style-name="ce436" table:formula="of:=COUNTIFS([.J19:.J27];&quot;&gt;=10&quot;;[.J19:.J27]; &quot;&lt;12&quot;)" office:value-type="float" office:value="1" calcext:value-type="float">
            <text:p>1</text:p>
          </table:table-cell>
          <table:table-cell table:style-name="ce436" table:formula="of:=COUNTIFS([.J19:.J27];&quot;&gt;=12&quot;;[.J19:.J27]; &quot;&lt;14&quot;)" office:value-type="float" office:value="2" calcext:value-type="float">
            <text:p>2</text:p>
          </table:table-cell>
          <table:table-cell table:style-name="ce436" table:formula="of:=COUNTIFS([.J19:.J27];&quot;&gt;=14&quot;;[.J19:.J27]; &quot;&lt;16&quot;)" office:value-type="float" office:value="1" calcext:value-type="float">
            <text:p>1</text:p>
          </table:table-cell>
          <table:table-cell table:style-name="ce436" table:formula="of:=COUNTIFS([.J19:.J27];&quot;&gt;=16&quot;;[.J19:.J27]; &quot;&lt;19&quot;)" office:value-type="float" office:value="1" calcext:value-type="float">
            <text:p>1</text:p>
          </table:table-cell>
          <table:table-cell table:style-name="ce162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436" table:formula="of:=COUNTIFS([.J32:.J40];&quot;&gt;=4&quot;;[.J32:.J40]; &quot;&lt;6&quot;)" office:value-type="float" office:value="1" calcext:value-type="float">
            <text:p>1</text:p>
          </table:table-cell>
          <table:table-cell table:style-name="ce436" table:formula="of:=COUNTIFS([.J32:.J40];&quot;&gt;=6&quot;;[.J32:.J40]; &quot;&lt;8&quot;)" office:value-type="float" office:value="1" calcext:value-type="float">
            <text:p>1</text:p>
          </table:table-cell>
          <table:table-cell table:style-name="ce436" table:formula="of:=COUNTIFS([.J32:.J40];&quot;&gt;=8&quot;;[.J32:.J40]; &quot;&lt;10&quot;)" office:value-type="float" office:value="1" calcext:value-type="float">
            <text:p>1</text:p>
          </table:table-cell>
          <table:table-cell table:style-name="ce436" table:formula="of:=COUNTIFS([.J32:.J40];&quot;&gt;=10&quot;;[.J32:.J40]; &quot;&lt;12&quot;)" office:value-type="float" office:value="2" calcext:value-type="float">
            <text:p>2</text:p>
          </table:table-cell>
          <table:table-cell table:style-name="ce436" table:formula="of:=COUNTIFS([.J32:.J40];&quot;&gt;=12&quot;;[.J32:.J40]; &quot;&lt;14&quot;)" office:value-type="float" office:value="1" calcext:value-type="float">
            <text:p>1</text:p>
          </table:table-cell>
          <table:table-cell table:style-name="ce436" table:formula="of:=COUNTIFS([.J32:.J40];&quot;&gt;=14&quot;;[.J32:.J40]; &quot;&lt;16&quot;)" office:value-type="float" office:value="0" calcext:value-type="float">
            <text:p>0</text:p>
          </table:table-cell>
          <table:table-cell table:style-name="ce436" table:formula="of:=COUNTIFS([.J32:.J40];&quot;&gt;=16&quot;;[.J32:.J40]; &quot;&lt;19&quot;)" office:value-type="float" office:value="3" calcext:value-type="float">
            <text:p>3</text:p>
          </table:table-cell>
          <table:table-cell table:style-name="ce162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436" table:formula="of:=COUNTIFS([.J45:.J53];&quot;&gt;=4&quot;;[.J45:.J53]; &quot;&lt;6&quot;)" office:value-type="float" office:value="0" calcext:value-type="float">
            <text:p>0</text:p>
          </table:table-cell>
          <table:table-cell table:style-name="ce436" table:formula="of:=COUNTIFS([.J45:.J53];&quot;&gt;=6&quot;;[.J45:.J53]; &quot;&lt;8&quot;)" office:value-type="float" office:value="2" calcext:value-type="float">
            <text:p>2</text:p>
          </table:table-cell>
          <table:table-cell table:style-name="ce436" table:formula="of:=COUNTIFS([.J45:.J53];&quot;&gt;=8&quot;;[.J45:.J53]; &quot;&lt;10&quot;)" office:value-type="float" office:value="3" calcext:value-type="float">
            <text:p>3</text:p>
          </table:table-cell>
          <table:table-cell table:style-name="ce436" table:formula="of:=COUNTIFS([.J45:.J53];&quot;&gt;=10&quot;;[.J45:.J53]; &quot;&lt;12&quot;)" office:value-type="float" office:value="2" calcext:value-type="float">
            <text:p>2</text:p>
          </table:table-cell>
          <table:table-cell table:style-name="ce436" table:formula="of:=COUNTIFS([.J45:.J53];&quot;&gt;=12&quot;;[.J45:.J53]; &quot;&lt;14&quot;)" office:value-type="float" office:value="0" calcext:value-type="float">
            <text:p>0</text:p>
          </table:table-cell>
          <table:table-cell table:style-name="ce436" table:formula="of:=COUNTIFS([.J45:.J53];&quot;&gt;=14&quot;;[.J45:.J53]; &quot;&lt;16&quot;)" office:value-type="float" office:value="1" calcext:value-type="float">
            <text:p>1</text:p>
          </table:table-cell>
          <table:table-cell table:style-name="ce436" table:formula="of:=COUNTIFS([.J45:.J53];&quot;&gt;=16&quot;;[.J45:.J53]; &quot;&lt;19&quot;)" office:value-type="float" office:value="1" calcext:value-type="float">
            <text:p>1</text:p>
          </table:table-cell>
          <table:table-cell table:style-name="ce162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436" table:formula="of:=COUNTIFS([.J58:.J66];&quot;&gt;=4&quot;;[.J58:.J66]; &quot;&lt;6&quot;)" office:value-type="float" office:value="1" calcext:value-type="float">
            <text:p>1</text:p>
          </table:table-cell>
          <table:table-cell table:style-name="ce436" table:formula="of:=COUNTIFS([.J58:.J66];&quot;&gt;=6&quot;;[.J58:.J66]; &quot;&lt;8&quot;)" office:value-type="float" office:value="1" calcext:value-type="float">
            <text:p>1</text:p>
          </table:table-cell>
          <table:table-cell table:style-name="ce436" table:formula="of:=COUNTIFS([.J58:.J66];&quot;&gt;=8&quot;;[.J58:.J66]; &quot;&lt;10&quot;)" office:value-type="float" office:value="0" calcext:value-type="float">
            <text:p>0</text:p>
          </table:table-cell>
          <table:table-cell table:style-name="ce436" table:formula="of:=COUNTIFS([.J58:.J66];&quot;&gt;=10&quot;;[.J58:.J66]; &quot;&lt;12&quot;)" office:value-type="float" office:value="1" calcext:value-type="float">
            <text:p>1</text:p>
          </table:table-cell>
          <table:table-cell table:style-name="ce436" table:formula="of:=COUNTIFS([.J58:.J66];&quot;&gt;=12&quot;;[.J58:.J66]; &quot;&lt;14&quot;)" office:value-type="float" office:value="3" calcext:value-type="float">
            <text:p>3</text:p>
          </table:table-cell>
          <table:table-cell table:style-name="ce436" table:formula="of:=COUNTIFS([.J58:.J66];&quot;&gt;=14&quot;;[.J58:.J66]; &quot;&lt;16&quot;)" office:value-type="float" office:value="0" calcext:value-type="float">
            <text:p>0</text:p>
          </table:table-cell>
          <table:table-cell table:style-name="ce436" table:formula="of:=COUNTIFS([.J58:.J66];&quot;&gt;=16&quot;;[.J58:.J66]; &quot;&lt;19&quot;)" office:value-type="float" office:value="3" calcext:value-type="float">
            <text:p>3</text:p>
          </table:table-cell>
          <table:table-cell table:style-name="ce162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436" table:formula="of:=COUNTIFS([.J71:.J78];&quot;&gt;=4&quot;;[.J71:.J78]; &quot;&lt;6&quot;)" office:value-type="float" office:value="3" calcext:value-type="float">
            <text:p>3</text:p>
          </table:table-cell>
          <table:table-cell table:style-name="ce436" table:formula="of:=COUNTIFS([.J71:.J78];&quot;&gt;=6&quot;;[.J71:.J78]; &quot;&lt;8&quot;)" office:value-type="float" office:value="0" calcext:value-type="float">
            <text:p>0</text:p>
          </table:table-cell>
          <table:table-cell table:style-name="ce436" table:formula="of:=COUNTIFS([.J71:.J78];&quot;&gt;=8&quot;;[.J71:.J78]; &quot;&lt;10&quot;)" office:value-type="float" office:value="1" calcext:value-type="float">
            <text:p>1</text:p>
          </table:table-cell>
          <table:table-cell table:style-name="ce436" table:formula="of:=COUNTIFS([.J71:.J78];&quot;&gt;=10&quot;;[.J71:.J78]; &quot;&lt;12&quot;)" office:value-type="float" office:value="1" calcext:value-type="float">
            <text:p>1</text:p>
          </table:table-cell>
          <table:table-cell table:style-name="ce436" table:formula="of:=COUNTIFS([.J71:.J78];&quot;&gt;=12&quot;;[.J71:.J78]; &quot;&lt;14&quot;)" office:value-type="float" office:value="1" calcext:value-type="float">
            <text:p>1</text:p>
          </table:table-cell>
          <table:table-cell table:style-name="ce436" table:formula="of:=COUNTIFS([.J71:.J78];&quot;&gt;=14&quot;;[.J71:.J78]; &quot;&lt;16&quot;)" office:value-type="float" office:value="2" calcext:value-type="float">
            <text:p>2</text:p>
          </table:table-cell>
          <table:table-cell table:style-name="ce436" table:formula="of:=COUNTIFS([.J71:.J78];&quot;&gt;=16&quot;;[.J71:.J78]; &quot;&lt;19&quot;)" office:value-type="float" office:value="0" calcext:value-type="float">
            <text:p>0</text:p>
          </table:table-cell>
          <table:table-cell table:style-name="ce162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436" table:formula="of:=COUNTIFS([.J83:.J90];&quot;&gt;=4&quot;;[.J83:.J90]; &quot;&lt;6&quot;)" office:value-type="float" office:value="0" calcext:value-type="float">
            <text:p>0</text:p>
          </table:table-cell>
          <table:table-cell table:style-name="ce436" table:formula="of:=COUNTIFS([.J83:.J90];&quot;&gt;=6&quot;;[.J83:.J90]; &quot;&lt;8&quot;)" office:value-type="float" office:value="1" calcext:value-type="float">
            <text:p>1</text:p>
          </table:table-cell>
          <table:table-cell table:style-name="ce436" table:formula="of:=COUNTIFS([.J83:.J90];&quot;&gt;=8&quot;;[.J83:.J90]; &quot;&lt;10&quot;)" office:value-type="float" office:value="0" calcext:value-type="float">
            <text:p>0</text:p>
          </table:table-cell>
          <table:table-cell table:style-name="ce436" table:formula="of:=COUNTIFS([.J83:.J90];&quot;&gt;=10&quot;;[.J83:.J90]; &quot;&lt;12&quot;)" office:value-type="float" office:value="2" calcext:value-type="float">
            <text:p>2</text:p>
          </table:table-cell>
          <table:table-cell table:style-name="ce436" table:formula="of:=COUNTIFS([.J83:.J90];&quot;&gt;=12&quot;;[.J83:.J90]; &quot;&lt;14&quot;)" office:value-type="float" office:value="1" calcext:value-type="float">
            <text:p>1</text:p>
          </table:table-cell>
          <table:table-cell table:style-name="ce436" table:formula="of:=COUNTIFS([.J83:.J90];&quot;&gt;=14&quot;;[.J83:.J90]; &quot;&lt;16&quot;)" office:value-type="float" office:value="1" calcext:value-type="float">
            <text:p>1</text:p>
          </table:table-cell>
          <table:table-cell table:style-name="ce436" table:formula="of:=COUNTIFS([.J83:.J90];&quot;&gt;=16&quot;;[.J83:.J90]; &quot;&lt;19&quot;)" office:value-type="float" office:value="3" calcext:value-type="float">
            <text:p>3</text:p>
          </table:table-cell>
          <table:table-cell table:style-name="ce162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437" table:formula="of:=COUNTIFS([.P32:.P39];&quot;&gt;=4&quot;;[.P32:.P39]; &quot;&lt;6&quot;)" office:value-type="float" office:value="1" calcext:value-type="float">
            <text:p>1</text:p>
          </table:table-cell>
          <table:table-cell table:style-name="ce437" table:formula="of:=COUNTIFS([.P32:.P39];&quot;&gt;=6&quot;;[.P32:.P39]; &quot;&lt;8&quot;)" office:value-type="float" office:value="1" calcext:value-type="float">
            <text:p>1</text:p>
          </table:table-cell>
          <table:table-cell table:style-name="ce437" table:formula="of:=COUNTIFS([.P32:.P39];&quot;&gt;=8&quot;;[.P32:.P39]; &quot;&lt;10&quot;)" office:value-type="float" office:value="1" calcext:value-type="float">
            <text:p>1</text:p>
          </table:table-cell>
          <table:table-cell table:style-name="ce437" table:formula="of:=COUNTIFS([.P32:.P39];&quot;&gt;=10&quot;;[.P32:.P39]; &quot;&lt;12&quot;)" office:value-type="float" office:value="2" calcext:value-type="float">
            <text:p>2</text:p>
          </table:table-cell>
          <table:table-cell table:style-name="ce437" table:formula="of:=COUNTIFS([.P32:.P39];&quot;&gt;=12&quot;;[.P32:.P39]; &quot;&lt;14&quot;)" office:value-type="float" office:value="2" calcext:value-type="float">
            <text:p>2</text:p>
          </table:table-cell>
          <table:table-cell table:style-name="ce437" table:formula="of:=COUNTIFS([.P32:.P39];&quot;&gt;=14&quot;;[.P32:.P39]; &quot;&lt;16&quot;)" office:value-type="float" office:value="1" calcext:value-type="float">
            <text:p>1</text:p>
          </table:table-cell>
          <table:table-cell table:style-name="ce437" table:formula="of:=COUNTIFS([.P32:.P39];&quot;&gt;=16&quot;;[.P32:.P39]; &quot;&lt;19&quot;)" office:value-type="float" office:value="0" calcext:value-type="float">
            <text:p>0</text:p>
          </table:table-cell>
          <table:table-cell table:style-name="ce162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438" table:formula="of:=COUNTIFS([.P45:.P52];&quot;&gt;=4&quot;;[.P45:.P52]; &quot;&lt;6&quot;)" office:value-type="float" office:value="2" calcext:value-type="float">
            <text:p>2</text:p>
          </table:table-cell>
          <table:table-cell table:style-name="ce438" table:formula="of:=COUNTIFS([.P45:.P52];&quot;&gt;=6&quot;;[.P45:.P52]; &quot;&lt;8&quot;)" office:value-type="float" office:value="1" calcext:value-type="float">
            <text:p>1</text:p>
          </table:table-cell>
          <table:table-cell table:style-name="ce438" table:formula="of:=COUNTIFS([.P45:.P52];&quot;&gt;=8&quot;;[.P45:.P52]; &quot;&lt;10&quot;)" office:value-type="float" office:value="2" calcext:value-type="float">
            <text:p>2</text:p>
          </table:table-cell>
          <table:table-cell table:style-name="ce438" table:formula="of:=COUNTIFS([.P45:.P52];&quot;&gt;=10&quot;;[.P45:.P52]; &quot;&lt;12&quot;)" office:value-type="float" office:value="1" calcext:value-type="float">
            <text:p>1</text:p>
          </table:table-cell>
          <table:table-cell table:style-name="ce438" table:formula="of:=COUNTIFS([.P45:.P52];&quot;&gt;=12&quot;;[.P45:.P52]; &quot;&lt;14&quot;)" office:value-type="float" office:value="1" calcext:value-type="float">
            <text:p>1</text:p>
          </table:table-cell>
          <table:table-cell table:style-name="ce438" table:formula="of:=COUNTIFS([.P45:.P52];&quot;&gt;=14&quot;;[.P45:.P52]; &quot;&lt;16&quot;)" office:value-type="float" office:value="1" calcext:value-type="float">
            <text:p>1</text:p>
          </table:table-cell>
          <table:table-cell table:style-name="ce438" table:formula="of:=COUNTIFS([.P45:.P52];&quot;&gt;=16&quot;;[.P45:.P52]; &quot;&lt;19&quot;)" office:value-type="float" office:value="0" calcext:value-type="float">
            <text:p>0</text:p>
          </table:table-cell>
          <table:table-cell table:style-name="ce162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439" table:formula="of:=COUNTIFS([.P58:.P65];&quot;&gt;=4&quot;;[.P58:.P65]; &quot;&lt;6&quot;)" office:value-type="float" office:value="0" calcext:value-type="float">
            <text:p>0</text:p>
          </table:table-cell>
          <table:table-cell table:style-name="ce439" table:formula="of:=COUNTIFS([.P58:.P65];&quot;&gt;=6&quot;;[.P58:.P65]; &quot;&lt;8&quot;)" office:value-type="float" office:value="2" calcext:value-type="float">
            <text:p>2</text:p>
          </table:table-cell>
          <table:table-cell table:style-name="ce439" table:formula="of:=COUNTIFS([.P58:.P65];&quot;&gt;=8&quot;;[.P58:.P65]; &quot;&lt;10&quot;)" office:value-type="float" office:value="3" calcext:value-type="float">
            <text:p>3</text:p>
          </table:table-cell>
          <table:table-cell table:style-name="ce439" table:formula="of:=COUNTIFS([.P58:.P65];&quot;&gt;=10&quot;;[.P58:.P65]; &quot;&lt;12&quot;)" office:value-type="float" office:value="1" calcext:value-type="float">
            <text:p>1</text:p>
          </table:table-cell>
          <table:table-cell table:style-name="ce439" table:formula="of:=COUNTIFS([.P58:.P65];&quot;&gt;=12&quot;;[.P58:.P65]; &quot;&lt;14&quot;)" office:value-type="float" office:value="1" calcext:value-type="float">
            <text:p>1</text:p>
          </table:table-cell>
          <table:table-cell table:style-name="ce439" table:formula="of:=COUNTIFS([.P58:.P65];&quot;&gt;=14&quot;;[.P58:.P65]; &quot;&lt;16&quot;)" office:value-type="float" office:value="0" calcext:value-type="float">
            <text:p>0</text:p>
          </table:table-cell>
          <table:table-cell table:style-name="ce439" table:formula="of:=COUNTIFS([.P58:.P65];&quot;&gt;=16&quot;;[.P58:.P65]; &quot;&lt;19&quot;)" office:value-type="float" office:value="1" calcext:value-type="float">
            <text:p>1</text:p>
          </table:table-cell>
          <table:table-cell table:style-name="ce162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62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441" table:formula="of:=COUNTIFS([.P83:.P90];&quot;&gt;=4&quot;;[.P83:.P90]; &quot;&lt;6&quot;)" office:value-type="float" office:value="1" calcext:value-type="float">
            <text:p>1</text:p>
          </table:table-cell>
          <table:table-cell table:style-name="ce441" table:formula="of:=COUNTIFS([.P83:.P90];&quot;&gt;=6&quot;;[.P83:.P90]; &quot;&lt;8&quot;)" office:value-type="float" office:value="2" calcext:value-type="float">
            <text:p>2</text:p>
          </table:table-cell>
          <table:table-cell table:style-name="ce441" table:formula="of:=COUNTIFS([.P83:.P90];&quot;&gt;=8&quot;;[.P83:.P90]; &quot;&lt;10&quot;)" office:value-type="float" office:value="1" calcext:value-type="float">
            <text:p>1</text:p>
          </table:table-cell>
          <table:table-cell table:style-name="ce441" table:formula="of:=COUNTIFS([.P83:.P90];&quot;&gt;=10&quot;;[.P83:.P90]; &quot;&lt;12&quot;)" office:value-type="float" office:value="1" calcext:value-type="float">
            <text:p>1</text:p>
          </table:table-cell>
          <table:table-cell table:style-name="ce441" table:formula="of:=COUNTIFS([.P83:.P90];&quot;&gt;=12&quot;;[.P83:.P90]; &quot;&lt;14&quot;)" office:value-type="float" office:value="1" calcext:value-type="float">
            <text:p>1</text:p>
          </table:table-cell>
          <table:table-cell table:style-name="ce441" table:formula="of:=COUNTIFS([.P83:.P90];&quot;&gt;=14&quot;;[.P83:.P90]; &quot;&lt;16&quot;)" office:value-type="float" office:value="1" calcext:value-type="float">
            <text:p>1</text:p>
          </table:table-cell>
          <table:table-cell table:style-name="ce441" table:formula="of:=COUNTIFS([.P83:.P90];&quot;&gt;=16&quot;;[.P83:.P90]; &quot;&lt;19&quot;)" office:value-type="float" office:value="1" calcext:value-type="float">
            <text:p>1</text:p>
          </table:table-cell>
          <table:table-cell table:style-name="ce162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62" table:formula="of:=SUM([.I4:.I14])" office:value-type="float" office:value="14" calcext:value-type="float">
            <text:p>14</text:p>
          </table:table-cell>
          <table:table-cell table:style-name="ce162" table:formula="of:=SUM([.J4:.J14])" office:value-type="float" office:value="12" calcext:value-type="float">
            <text:p>12</text:p>
          </table:table-cell>
          <table:table-cell table:style-name="ce162" table:formula="of:=SUM([.K4:.K14])" office:value-type="float" office:value="13" calcext:value-type="float">
            <text:p>13</text:p>
          </table:table-cell>
          <table:table-cell table:style-name="ce162" table:formula="of:=SUM([.L4:.L14])" office:value-type="float" office:value="14" calcext:value-type="float">
            <text:p>14</text:p>
          </table:table-cell>
          <table:table-cell table:style-name="ce162" table:formula="of:=SUM([.M4:.M14])" office:value-type="float" office:value="16" calcext:value-type="float">
            <text:p>16</text:p>
          </table:table-cell>
          <table:table-cell table:style-name="ce162" table:formula="of:=SUM([.N4:.N14])" office:value-type="float" office:value="10" calcext:value-type="float">
            <text:p>10</text:p>
          </table:table-cell>
          <table:table-cell table:style-name="ce162" table:formula="of:=SUM([.O4:.O14])" office:value-type="float" office:value="13" calcext:value-type="float">
            <text:p>13</text:p>
          </table:table-cell>
          <table:table-cell table:style-name="ce162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58" office:value-type="string" calcext:value-type="string">
            <text:p>Test Subject</text:p>
          </table:table-cell>
          <table:table-cell table:style-name="ce158" office:value-type="string" calcext:value-type="string">
            <text:p>Age</text:p>
          </table:table-cell>
          <table:table-cell table:style-name="ce158" office:value-type="string" calcext:value-type="string">
            <text:p>Sex</text:p>
          </table:table-cell>
          <table:table-cell table:style-name="ce158" office:value-type="string" calcext:value-type="string">
            <text:p>Handedness</text:p>
          </table:table-cell>
          <table:table-cell table:style-name="ce158" office:value-type="string" calcext:value-type="string">
            <text:p>MO</text:p>
          </table:table-cell>
          <table:table-cell table:style-name="ce158" office:value-type="string" calcext:value-type="string">
            <text:p>PA</text:p>
          </table:table-cell>
          <table:table-cell table:style-name="ce158" office:value-type="string" calcext:value-type="string">
            <text:p>PDK</text:p>
          </table:table-cell>
          <table:table-cell table:style-name="ce158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58" office:value-type="string" calcext:value-type="string">
            <text:p>Age</text:p>
          </table:table-cell>
          <table:table-cell table:style-name="ce158" office:value-type="string" calcext:value-type="string">
            <text:p>Sex</text:p>
          </table:table-cell>
          <table:table-cell table:style-name="ce158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58" office:value-type="string" calcext:value-type="string">
            <text:p>Age</text:p>
          </table:table-cell>
          <table:table-cell table:style-name="ce158" office:value-type="string" calcext:value-type="string">
            <text:p>Sex</text:p>
          </table:table-cell>
          <table:table-cell table:style-name="ce158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58" office:value-type="string" calcext:value-type="string">
            <text:p>Age</text:p>
          </table:table-cell>
          <table:table-cell table:style-name="ce158" office:value-type="string" calcext:value-type="string">
            <text:p>Sex</text:p>
          </table:table-cell>
          <table:table-cell table:style-name="ce158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8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8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8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/00/0000</text:date>, <text:time style:data-style-name="N2" text:time-value="13:35:29.524902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12-16T21:01:16.978557334</dc:date>
    <meta:editing-duration>P8DT14H40M1S</meta:editing-duration>
    <meta:editing-cycles>267</meta:editing-cycles>
    <meta:generator>LibreOffice/5.4.1.2$Linux_X86_64 LibreOffice_project/40m0$Build-2</meta:generator>
    <meta:document-statistic meta:table-count="12" meta:cell-count="16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6" chart:error-lower-range="Audio.I2:Audio.I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6" chart:error-lower-range="Audio.I2:Audio.I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6" chart:error-lower-range="Audio.I2:Audio.I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5cm" chart:style-name="ch2">
          <text:p>Audio Dataset</text:p>
        </chart:title>
        <chart:legend chart:legend-position="end" svg:x="14.402cm" svg:y="4.229cm" style:legend-expansion="high" chart:style-name="ch3"/>
        <chart:plot-area chart:style-name="ch4" table:cell-range-address="Audio.A2:Audio.A6 Audio.H1:Audio.H6" chart:data-source-has-labels="both" svg:x="0.32cm" svg:y="1.248cm" svg:width="13.762cm" svg:height="7.577cm">
          <chartooo:coordinate-region svg:x="1.418cm" svg:y="1.248cm" svg:width="12.664cm" svg:height="4.347cm"/>
          <chart:axis chart:dimension="x" chart:name="primary-x" chart:style-name="ch5" chartooo:axis-type="auto">
            <chartooo:date-scale/>
            <chart:categories table:cell-range-address="Audio.A2:Audio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6" chart:label-cell-address="Audio.H1:Audio.H1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6</svg:desc>
                </draw:g>
              </table:table-cell>
              <table:table-cell office:value-type="float" office:value="0.175162936">
                <text:p>0.175162936</text:p>
                <draw:g>
                  <svg:desc>Audio.H2:Audio.H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Fully Connecte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